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may-break-between-rows="false"/>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background-color="#729fcf" fo:padding="0.0382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729fcf" fo:padding="0.0382in" fo:border="1.5pt solid #000000" style:writing-mode="page">
        <style:background-image/>
      </style:table-cell-properties>
    </style:style>
    <style:style style:name="Table1.A2" style:family="table-cell">
      <style:table-cell-properties fo:background-color="transparent" fo:padding="0.0382in" fo:border-left="1.5pt solid #000000" fo:border-right="none" fo:border-top="none" fo:border-bottom="1.5pt solid #000000" style:writing-mode="page">
        <style:background-image/>
      </style:table-cell-properties>
    </style:style>
    <style:style style:name="Table1.B2" style:family="table-cell">
      <style:table-cell-properties fo:background-color="transparent" fo:padding="0.0382in" fo:border-left="1.5pt solid #000000" fo:border-right="1.5pt solid #000000" fo:border-top="none" fo:border-bottom="1.5pt solid #000000"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729fcf" fo:padding="0.0382in" fo:border-left="1.5pt solid #000000" fo:border-right="none" fo:border-top="1.5pt solid #000000" fo:border-bottom="1.5pt solid #000000" style:writing-mode="page">
        <style:background-image/>
      </style:table-cell-properties>
    </style:style>
    <style:style style:name="Table2.B1" style:family="table-cell">
      <style:table-cell-properties fo:background-color="#729fcf" fo:padding="0.0382in" fo:border="1.5pt solid #000000" style:writing-mode="page">
        <style:background-image/>
      </style:table-cell-properties>
    </style:style>
    <style:style style:name="Table2.A2" style:family="table-cell">
      <style:table-cell-properties fo:background-color="transparent" fo:padding="0.0382in" fo:border-left="1.5pt solid #000000" fo:border-right="none" fo:border-top="none" fo:border-bottom="1.5pt solid #000000" style:writing-mode="page">
        <style:background-image/>
      </style:table-cell-properties>
    </style:style>
    <style:style style:name="Table2.B2" style:family="table-cell">
      <style:table-cell-properties fo:background-color="transparent" fo:padding="0.0382in" fo:border-left="1.5pt solid #000000" fo:border-right="1.5pt solid #000000" fo:border-top="none" fo:border-bottom="1.5pt solid #000000" style:writing-mode="page">
        <style:background-image/>
      </style:table-cell-properties>
    </style:style>
    <style:style style:name="P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05b2" officeooo:paragraph-rsid="001505b2"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05b2" officeooo:paragraph-rsid="001505b2"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text-properties style:font-name="Liberation Serif" fo:language="zxx" fo:country="none" style:language-asian="zxx" style:country-asian="none" style:language-complex="zxx" style:country-complex="none"/>
    </style:style>
    <style:style style:name="P4" style:family="paragraph" style:parent-style-name="Text_20_body">
      <style:text-properties style:font-name="Liberation Serif" fo:language="zxx" fo:country="none" officeooo:rsid="001183b2" officeooo:paragraph-rsid="001183b2" style:language-asian="zxx" style:country-asian="none" style:language-complex="zxx" style:country-complex="none"/>
    </style:style>
    <style:style style:name="P5" style:family="paragraph" style:parent-style-name="Text_20_body">
      <style:text-properties style:font-name="Liberation Serif" fo:language="zxx" fo:country="none" officeooo:paragraph-rsid="000cf6d2" style:language-asian="zxx" style:country-asian="none" style:language-complex="zxx" style:country-complex="none"/>
    </style:style>
    <style:style style:name="P6" style:family="paragraph" style:parent-style-name="Text_20_body">
      <style:text-properties style:font-name="Liberation Serif" fo:language="zxx" fo:country="none" officeooo:rsid="0012bbff" officeooo:paragraph-rsid="0012bbff" style:language-asian="zxx" style:country-asian="none" style:language-complex="zxx" style:country-complex="none"/>
    </style:style>
    <style:style style:name="P7" style:family="paragraph" style:parent-style-name="Text_20_body">
      <style:text-properties style:font-name="Liberation Serif" fo:language="zxx" fo:country="none" officeooo:paragraph-rsid="0012bbff" style:language-asian="zxx" style:country-asian="none" style:language-complex="zxx" style:country-complex="none"/>
    </style:style>
    <style:style style:name="P8" style:family="paragraph" style:parent-style-name="Text_20_body">
      <style:text-properties style:font-name="Liberation Serif" fo:language="zxx" fo:country="none" officeooo:paragraph-rsid="000f2fc0" style:language-asian="zxx" style:country-asian="none" style:language-complex="zxx" style:country-complex="none"/>
    </style:style>
    <style:style style:name="P9" style:family="paragraph" style:parent-style-name="Text_20_body">
      <style:text-properties style:font-name="Liberation Serif" fo:language="zxx" fo:country="none" officeooo:rsid="00141c07" officeooo:paragraph-rsid="00141c07" style:language-asian="zxx" style:country-asian="none" style:language-complex="zxx" style:country-complex="none"/>
    </style:style>
    <style:style style:name="P10" style:family="paragraph" style:parent-style-name="Text_20_body">
      <style:text-properties style:font-name="Liberation Serif" fo:language="zxx" fo:country="none" officeooo:paragraph-rsid="001505b2" style:language-asian="zxx" style:country-asian="none" style:language-complex="zxx" style:country-complex="none"/>
    </style:style>
    <style:style style:name="P11" style:family="paragraph" style:parent-style-name="Text_20_body">
      <style:text-properties style:font-name="Liberation Serif" fo:language="zxx" fo:country="none" officeooo:rsid="000cf6d2" officeooo:paragraph-rsid="000cf6d2" style:language-asian="zxx" style:country-asian="none" style:language-complex="zxx" style:country-complex="none"/>
    </style:style>
    <style:style style:name="P12" style:family="paragraph" style:parent-style-name="Text_20_body">
      <style:text-properties style:font-name="Liberation Serif" fo:language="zxx" fo:country="none" officeooo:rsid="0018b4dd" officeooo:paragraph-rsid="0018b4dd" style:language-asian="zxx" style:country-asian="none" style:language-complex="zxx" style:country-complex="none"/>
    </style:style>
    <style:style style:name="P13" style:family="paragraph" style:parent-style-name="Text_20_body">
      <style:text-properties style:font-name="Liberation Serif" fo:language="zxx" fo:country="none" fo:font-weight="bold" officeooo:paragraph-rsid="000e1a76" style:language-asian="zxx" style:country-asian="none" style:font-weight-asian="bold" style:language-complex="zxx" style:country-complex="none" style:font-weight-complex="bold"/>
    </style:style>
    <style:style style:name="P14" style:family="paragraph" style:parent-style-name="Text_20_body">
      <style:text-properties style:font-name="Liberation Serif" officeooo:rsid="0012bbff" officeooo:paragraph-rsid="0012bbff"/>
    </style:style>
    <style:style style:name="P15" style:family="paragraph" style:parent-style-name="Text_20_body">
      <style:text-properties officeooo:rsid="001505b2" officeooo:paragraph-rsid="001505b2"/>
    </style:style>
    <style:style style:name="P16" style:family="paragraph" style:parent-style-name="Text_20_body">
      <style:text-properties fo:font-weight="bold" officeooo:rsid="001505b2" officeooo:paragraph-rsid="001505b2" style:font-weight-asian="bold" style:font-weight-complex="bold"/>
    </style:style>
    <style:style style:name="P17" style:family="paragraph" style:parent-style-name="Text_20_body">
      <style:text-properties fo:font-weight="bold" officeooo:rsid="0018b4dd" officeooo:paragraph-rsid="0018b4dd" style:font-weight-asian="bold" style:font-weight-complex="bold"/>
    </style:style>
    <style:style style:name="P18" style:family="paragraph" style:parent-style-name="Text_20_body">
      <style:text-properties officeooo:rsid="0018b4dd" officeooo:paragraph-rsid="0018b4dd"/>
    </style:style>
    <style:style style:name="P19" style:family="paragraph" style:parent-style-name="Standard">
      <style:text-properties officeooo:paragraph-rsid="001505b2"/>
    </style:style>
    <style:style style:name="P20" style:family="paragraph" style:parent-style-name="Text_20_body">
      <style:text-properties style:font-name="Liberation Serif" fo:language="zxx" fo:country="none" style:language-asian="zxx" style:country-asian="none" style:language-complex="zxx" style:country-complex="none"/>
    </style:style>
    <style:style style:name="P21" style:family="paragraph" style:parent-style-name="Text_20_body">
      <style:text-properties style:font-name="Liberation Serif" fo:language="zxx" fo:country="none" officeooo:rsid="001a0ab1" officeooo:paragraph-rsid="001a0ab1" style:language-asian="zxx" style:country-asian="none" style:language-complex="zxx" style:country-complex="none"/>
    </style:style>
    <style:style style:name="P22" style:family="paragraph" style:parent-style-name="Text_20_body">
      <style:text-properties style:font-name="Liberation Serif" fo:language="zxx" fo:country="none" officeooo:rsid="000cf6d2" officeooo:paragraph-rsid="000cf6d2" style:language-asian="zxx" style:country-asian="none" style:language-complex="zxx" style:country-complex="none"/>
    </style:style>
    <style:style style:name="P23" style:family="paragraph" style:parent-style-name="Heading_20_1">
      <style:text-properties fo:font-size="18pt" style:font-size-asian="18pt" style:font-size-complex="18pt"/>
    </style:style>
    <style:style style:name="P24" style:family="paragraph" style:parent-style-name="Heading_20_2">
      <style:text-properties style:font-name="Liberation Serif"/>
    </style:style>
    <style:style style:name="P25" style:family="paragraph" style:parent-style-name="Heading_20_2">
      <style:text-properties style:font-name="Liberation Serif" fo:language="zxx" fo:country="none" style:language-asian="zxx" style:country-asian="none" style:language-complex="zxx" style:country-complex="none"/>
    </style:style>
    <style:style style:name="P26" style:family="paragraph" style:parent-style-name="Heading_20_2">
      <style:text-properties style:font-name="Liberation Serif" officeooo:paragraph-rsid="000cf6d2"/>
    </style:style>
    <style:style style:name="T1" style:family="text">
      <style:text-properties fo:font-weight="bold" style:font-weight-asian="bold" style:font-weight-complex="bold"/>
    </style:style>
    <style:style style:name="T2" style:family="text">
      <style:text-properties fo:font-weight="bold" officeooo:rsid="000cf6d2" style:font-weight-asian="bold" style:font-weight-complex="bold"/>
    </style:style>
    <style:style style:name="T3" style:family="text">
      <style:text-properties fo:font-weight="bold" officeooo:rsid="0012bbff" style:font-weight-asian="bold" style:font-weight-complex="bold"/>
    </style:style>
    <style:style style:name="T4" style:family="text">
      <style:text-properties fo:font-weight="bold" officeooo:rsid="00141c07" style:font-weight-asian="bold" style:font-weight-complex="bold"/>
    </style:style>
    <style:style style:name="T5" style:family="text">
      <style:text-properties fo:font-weight="bold" officeooo:rsid="001a0ab1" style:font-weight-asian="bold" style:font-weight-complex="bold"/>
    </style:style>
    <style:style style:name="T6" style:family="text">
      <style:text-properties officeooo:rsid="000cf6d2"/>
    </style:style>
    <style:style style:name="T7" style:family="text">
      <style:text-properties officeooo:rsid="0012bbff"/>
    </style:style>
    <style:style style:name="T8" style:family="text">
      <style:text-properties fo:language="zxx" fo:country="none" style:language-asian="zxx" style:country-asian="none" style:language-complex="zxx" style:country-complex="none"/>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officeooo:rsid="00141c07"/>
    </style:style>
    <style:style style:name="T11" style:family="text">
      <style:text-properties style:font-name="Liberation Sans" fo:font-size="18pt" style:font-size-asian="18pt" style:font-size-complex="18pt"/>
    </style:style>
    <style:style style:name="T12" style:family="text">
      <style:text-properties officeooo:rsid="001505b2"/>
    </style:style>
    <style:style style:name="T13" style:family="text">
      <style:text-properties fo:font-size="18pt" style:font-size-asian="18pt" style:font-size-complex="18pt"/>
    </style:style>
    <style:style style:name="T14" style:family="text">
      <style:text-properties officeooo:rsid="0018b4dd"/>
    </style:style>
    <style:style style:name="T15" style:family="text">
      <style:text-properties officeooo:rsid="001a0a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docs-internal-guid-1a43c912-7fff-444b-49b1-40b0ec3a970a"/>MoonStalker messages </text:p>
      <text:h text:style-name="Heading_20_1" text:outline-level="1"><text:span text:style-name="T11">Introduction</text:span> </text:h>
      <text:p text:style-name="P4">This document describes the messages being exchanged between the Android Control and the Arduino based Drive unit.</text:p>
      <text:p text:style-name="P3">&lt; - start message delimiter </text:p>
      <text:p text:style-name="P3">&gt; - end message delimiter </text:p>
      <text:p text:style-name="P4">All messages exchanged must start with the start message delimiter and end with the end message delimiter, e.g. &lt;BTRY?&gt; to query the battery voltage. Carriage return '\r' and newline '\n' can be sent, but will be ignored and removed from the text stream. All text is ASCII encoded.</text:p>
      <text:p text:style-name="P4">Android Control is the initiator of messages and Arduino Drive unit responds to the messages to acknowledge receipt and provide responses. <text:span text:style-name="T10">The only exception are the error, warning and info messages, which can be sent to the Android Control unit unsolicited.</text:span></text:p>
      <text:h text:style-name="Heading_20_1" text:outline-level="1"><text:span text:style-name="T13">Control messages</text:span> </text:h>
      <text:h text:style-name="P25" text:outline-level="2">Move </text:h>
      <text:p text:style-name="P3"><text:span text:style-name="T1">&lt;MV a b </text:span><text:span text:style-name="T5">s</text:span><text:span text:style-name="T1">&gt;</text:span> </text:p>
      <text:p text:style-name="P3">a - horizontal steps </text:p>
      <text:p text:style-name="P3">b - vertical steps </text:p>
      <text:p text:style-name="P21">s – maximum speed of the stepper in RPM</text:p>
      <text:p text:style-name="P3">Move the telescope in horizontal and vertical direction. While RDY message is not returned from Arduino, all move actions made by MoonStalker are blocked. <text:span text:style-name="T15">The maximum speed for the stepper motors is specified with s, e.g. 500 RPM.</text:span></text:p>
      <text:p text:style-name="P21">Example:</text:p>
      <text:p text:style-name="P21">&lt;MV 1000 200 500&gt;</text:p>
      <text:p text:style-name="P21">Moves 1000 steps in horizontal and 200 steps in vertical. Horizontal will move with 500 RPM, vertical will move with 100 RPM, because it needs to execute five times less steps.</text:p>
      <text:p text:style-name="P4">Response:</text:p>
      <text:p text:style-name="P4"><text:span text:style-name="T1">&lt;NOT_RDY&gt;</text:span> - Drive unit is still executing the previous movement</text:p>
      <text:p text:style-name="P4"><text:span text:style-name="T1">&lt;MV_ACK a b </text:span><text:span text:style-name="T5">s</text:span><text:span text:style-name="T1">&gt;</text:span> - <text:span text:style-name="T7">Start movement with the specified parameters</text:span> </text:p>
      <text:p text:style-name="P4"/>
      <text:h text:style-name="P24" text:outline-level="2">Move start<text:span text:style-name="T8"> </text:span></text:h>
      <text:p text:style-name="P5"><text:span text:style-name="T1">&lt;MVS d </text:span><text:span text:style-name="T5">s</text:span><text:span text:style-name="T1">&gt;</text:span> </text:p>
      <text:p text:style-name="P3"><text:soft-page-break/>d - direction (<text:span text:style-name="T15">N, S, W, E, NW, NE, SW, SE</text:span>)</text:p>
      <text:p text:style-name="P21">s – speed in RPM, both horiz and vertical steppers move with this speed</text:p>
      <text:p text:style-name="P11">Start moving the telescope in the specific direction. It keeps moving until MVE message is received or ERROR happens. <text:span text:style-name="T15">Speed s is specified in RPM of the stepper motor.</text:span></text:p>
      <text:p text:style-name="P21">Example:</text:p>
      <text:p text:style-name="P21">&lt;MVS NW 500&gt;</text:p>
      <text:p text:style-name="P21">Starts moving both horizontal and vertical stepper to move the telescope in NW direction (up and to the right), both steppers rotate with 500 RPM.</text:p>
      <text:p text:style-name="P12">Response:</text:p>
      <text:p text:style-name="P12"><text:span text:style-name="T1">&lt;NOT_RDY&gt;</text:span> - Drive unit is still executing the previous movement</text:p>
      <text:p text:style-name="P12"><text:span text:style-name="T1">&lt;MVS_ACK d </text:span><text:span text:style-name="T5">s</text:span><text:span text:style-name="T1">&gt;</text:span> - Start movement with the specified parameters</text:p>
      <text:h text:style-name="P26" text:outline-level="2">Move <text:span text:style-name="T6">end</text:span></text:h>
      <text:p text:style-name="P5"><text:span text:style-name="T1">&lt;MV</text:span><text:span text:style-name="T2">E</text:span><text:span text:style-name="T1">&gt;</text:span> </text:p>
      <text:p text:style-name="P11">Stop moving the telescope after started when MVS was received.</text:p>
      <text:p text:style-name="P12">Response:</text:p>
      <text:p text:style-name="P12"><text:span text:style-name="T1">&lt;NOT_RDY&gt;</text:span> - Drive unit is not currently executing MVS started movement</text:p>
      <text:p text:style-name="P12"><text:span text:style-name="T1">&lt;MVE_ACK&gt;</text:span> - Stopping previously started MVS movement</text:p>
      <text:p text:style-name="P3"><text:s/></text:p>
      <text:h text:style-name="Heading_20_1" text:outline-level="1"><text:span text:style-name="T13">Status messages</text:span> </text:h>
      <text:h text:style-name="P24" text:outline-level="2">Status <text:span text:style-name="T8"><text:s/></text:span></text:h>
      <text:p text:style-name="P5"><text:span text:style-name="T1">&lt;</text:span><text:span text:style-name="T3">MV</text:span><text:span text:style-name="T1">ST?&gt;</text:span> </text:p>
      <text:p text:style-name="P3">Get <text:span text:style-name="T7">move </text:span>status of the telescope, <text:span text:style-name="T7">whether the telescope is still moving or if it is ready to accept new move command.</text:span></text:p>
      <text:p text:style-name="P6">Response:</text:p>
      <text:p text:style-name="P6"><text:span text:style-name="T9">&lt;RDY&gt;</text:span> - Drive unit is ready to accept new move command</text:p>
      <text:p text:style-name="P7"><text:span text:style-name="T3">&lt;NOT_RDY&gt;</text:span><text:span text:style-name="T7"> - Drive unit is still executing the previous move command and is not ready yet to accept new move commands</text:span></text:p>
      <text:h text:style-name="P24" text:outline-level="2">Battery</text:h>
      <text:p text:style-name="P13">&lt;BTRY?&gt; </text:p>
      <text:p text:style-name="P3">Request to Arduino to return the battery voltage <text:span text:style-name="T7">in mV.</text:span></text:p>
      <text:p text:style-name="P14">Response:</text:p>
      <text:p text:style-name="P8"><text:soft-page-break/><text:span text:style-name="T1">&lt;BTRY voltage&gt;</text:span> </text:p>
      <text:p text:style-name="P8">voltage - value of the current voltage of Telescope battery <text:span text:style-name="T7">in millivolts.</text:span></text:p>
      <text:p text:style-name="P3">Reply from Arduino give information of current voltage of telescope battery. </text:p>
      <text:h text:style-name="P23" text:outline-level="1">Error Messages</text:h>
      <text:p text:style-name="P9">Error messages can be sent to the Android Control unit unsolicited.</text:p>
      <text:p text:style-name="P8"><text:span text:style-name="T1">&lt;ERROR </text:span><text:span text:style-name="T4">error_msg&gt;</text:span></text:p>
      <text:p text:style-name="P3">When something <text:span text:style-name="T12">un</text:span>expected happens on telescope, the reason for error is returned from Arduino.</text:p>
      <table:table table:name="Table1" table:style-name="Table1">
        <table:table-column table:style-name="Table1.A"/>
        <table:table-column table:style-name="Table1.B"/>
        <table:table-header-rows>
          <table:table-row>
            <table:table-cell table:style-name="Table1.A1" office:value-type="string">
              <text:p text:style-name="P1">ERROR MESSAGE</text:p>
            </table:table-cell>
            <table:table-cell table:style-name="Table1.B1" office:value-type="string">
              <text:p text:style-name="P1">MEANING</text:p>
            </table:table-cell>
          </table:table-row>
        </table:table-header-rows>
        <table:table-row>
          <table:table-cell table:style-name="Table1.A2" office:value-type="string">
            <text:p text:style-name="P2">END_LIMIT_SW_TRIG</text:p>
          </table:table-cell>
          <table:table-cell table:style-name="Table1.B2" office:value-type="string">
            <text:p text:style-name="P2">End limit switch has been triggered</text:p>
          </table:table-cell>
        </table:table-row>
      </table:table>
      <text:p text:style-name="P3"/>
      <text:h text:style-name="Heading_20_1" text:outline-level="1">Warning messages</text:h>
      <text:p text:style-name="P15">Warning messages can be sent to the Android Control unit unsolicited.</text:p>
      <text:p text:style-name="P16">&lt;WARNING warning_msg&gt;</text:p>
      <text:p text:style-name="P10"><text:line-break/></text:p>
      <table:table table:name="Table2" table:style-name="Table2">
        <table:table-column table:style-name="Table2.A"/>
        <table:table-column table:style-name="Table2.B"/>
        <table:table-header-rows>
          <table:table-row>
            <table:table-cell table:style-name="Table2.A1" office:value-type="string">
              <text:p text:style-name="P1">WARNING MESSAGE</text:p>
            </table:table-cell>
            <table:table-cell table:style-name="Table2.B1" office:value-type="string">
              <text:p text:style-name="P1">MEANING</text:p>
            </table:table-cell>
          </table:table-row>
        </table:table-header-rows>
        <table:table-row>
          <table:table-cell table:style-name="Table2.A2" office:value-type="string">
            <text:p text:style-name="P2">BTRY_LOW</text:p>
          </table:table-cell>
          <table:table-cell table:style-name="Table2.B2" office:value-type="string">
            <text:p text:style-name="P2">Battery voltage is low</text:p>
          </table:table-cell>
        </table:table-row>
      </table:table>
      <text:p text:style-name="P19"/>
      <text:h text:style-name="Heading_20_1" text:outline-level="1">Info m<text:span text:style-name="T14">essages</text:span></text:h>
      <text:p text:style-name="P18">Info messages can be sent to the Android Control unit unsolicited.</text:p>
      <text:p text:style-name="P18">Info messages can be anything and are only meant for logging purposes. The Control unit is not meant to execute any actions upon receiving them.</text:p>
      <text:p text:style-name="P17">&lt;INFO info_msg&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ans" fo:font-family="'Liberation Sans'" style:font-family-generic="swiss" style:font-pitch="variable" fo:font-size="115%" fo:font-weight="bold" officeooo:rsid="00141c07"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18:27:47.663103305</meta:creation-date>
    <dc:date>2019-07-21T14:53:53.806247511</dc:date>
    <meta:editing-duration>PT23M28S</meta:editing-duration>
    <meta:editing-cycles>6</meta:editing-cycles>
    <meta:generator>LibreOffice/6.0.7.3$Linux_X86_64 LibreOffice_project/00m0$Build-3</meta:generator>
    <meta:document-statistic meta:table-count="2" meta:image-count="0" meta:object-count="0" meta:page-count="3" meta:paragraph-count="72" meta:word-count="577" meta:character-count="3459" meta:non-whitespace-character-count="2928"/>
  </office:meta>
</office:document-meta>
</file>